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19cm" fo:margin-left="-0.191cm" fo:margin-top="0cm" fo:margin-bottom="0cm" table:align="left" style:writing-mode="lr-tb"/>
    </style:style>
    <style:style style:name="Таблица1.A" style:family="table-column">
      <style:table-column-properties style:column-width="7.041cm"/>
    </style:style>
    <style:style style:name="Таблица1.B" style:family="table-column">
      <style:table-column-properties style:column-width="4.21cm"/>
    </style:style>
    <style:style style:name="Таблица1.C" style:family="table-column">
      <style:table-column-properties style:column-width="4.66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176cm" fo:border="none" style:writing-mode="lr-tb"/>
    </style:style>
    <style:style style:name="Таблица1.B1" style:family="table-cell">
      <style:table-cell-properties fo:padding="0.176cm" fo:border-left="none" fo:border-right="none" fo:border-top="none" fo:border-bottom="0.75pt solid #000001" style:writing-mode="lr-tb"/>
    </style:style>
    <style:style style:name="Таблица1.B2" style:family="table-cell">
      <style:table-cell-properties fo:padding="0.176cm" fo:border-left="none" fo:border-right="none" fo:border-top="0.75pt solid #000001" fo:border-bottom="0.75pt solid #000001" style:writing-mode="lr-tb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 fo:break-before="page"/>
    </style:style>
    <style:style style:name="P3" style:family="paragraph" style:parent-style-name="Standard">
      <style:paragraph-properties fo:margin-left="1.27cm" fo:margin-right="0cm" fo:margin-top="0cm" fo:margin-bottom="0cm" style:contextual-spacing="false" fo:text-indent="1.27cm" style:auto-text-indent="false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officeooo:rsid="000f82fe" officeooo:paragraph-rsid="000f82fe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line-height="150%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0cc9c1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18" style:family="paragraph" style:parent-style-name="Standard">
      <style:paragraph-properties fo:margin-top="0cm" fo:margin-bottom="0cm" style:contextual-spacing="false"/>
      <style:text-properties officeooo:paragraph-rsid="00112efe"/>
    </style:style>
    <style:style style:name="P19" style:family="paragraph" style:parent-style-name="Standard" style:master-page-name="Standard">
      <style:paragraph-properties fo:margin-top="0cm" fo:margin-bottom="0cm" style:contextual-spacing="false" fo:line-height="150%" fo:text-align="center" style:justify-single-word="false" style:page-number="1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1.27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2" style:family="paragraph" style:parent-style-name="Standard">
      <style:paragraph-properties fo:margin-left="1.27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3" style:family="paragraph" style:parent-style-name="Standard">
      <style:paragraph-properties fo:margin-left="1.27cm" fo:margin-right="0cm" fo:margin-top="0cm" fo:margin-bottom="0cm" style:contextual-spacing="false" fo:line-height="150%" fo:text-align="justify" style:justify-single-word="false" fo:text-indent="0cm" style:auto-text-indent="false"/>
      <style:text-properties officeooo:rsid="000f82fe" officeooo:paragraph-rsid="000f82fe"/>
    </style:style>
    <style:style style:name="P24" style:family="paragraph" style:parent-style-name="Standard">
      <style:paragraph-properties fo:margin-left="2.54cm" fo:margin-right="0cm" fo:margin-top="0cm" fo:margin-bottom="0cm" style:contextual-spacing="true" fo:line-height="150%" fo:text-align="justify" style:justify-single-word="false" fo:text-indent="-0.635cm" style:auto-text-indent="false"/>
    </style:style>
    <style:style style:name="P25" style:family="paragraph" style:parent-style-name="Standard" style:list-style-name="WWNum4">
      <style:paragraph-properties fo:margin-left="2.54cm" fo:margin-right="0cm" fo:margin-top="0cm" fo:margin-bottom="0cm" style:contextual-spacing="true" fo:line-height="150%" fo:text-align="justify" style:justify-single-word="false" fo:text-indent="-0.635cm" style:auto-text-indent="false"/>
    </style:style>
    <style:style style:name="P26" style:family="paragraph" style:parent-style-name="Standard">
      <style:paragraph-properties fo:margin-left="2.54cm" fo:margin-right="0cm" fo:margin-top="0cm" fo:margin-bottom="0cm" style:contextual-spacing="true" fo:line-height="150%" fo:text-align="justify" style:justify-single-word="false" fo:text-indent="-0.635cm" style:auto-text-indent="false"/>
      <style:text-properties style:font-name="Times New Roman" fo:font-size="12pt" officeooo:rsid="000cc9c1" style:font-name-asian="Times New Roman1" style:font-size-asian="12pt" style:font-name-complex="Times New Roman1" style:font-size-complex="12pt"/>
    </style:style>
    <style:style style:name="P27" style:family="paragraph" style:parent-style-name="Standard" style:list-style-name="WWNum4">
      <style:paragraph-properties fo:margin-left="2.54cm" fo:margin-right="0cm" fo:margin-top="0cm" fo:margin-bottom="0cm" style:contextual-spacing="true" fo:line-height="150%" fo:text-align="justify" style:justify-single-word="false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Standard" style:list-style-name="WWNum4">
      <style:paragraph-properties fo:margin-left="2.54cm" fo:margin-right="0cm" fo:margin-top="0cm" fo:margin-bottom="0cm" style:contextual-spacing="true" fo:line-height="150%" fo:text-align="justify" style:justify-single-word="false" fo:text-indent="-0.635cm" style:auto-text-indent="false"/>
      <style:text-properties style:font-name="Times New Roman" fo:font-size="12pt" officeooo:paragraph-rsid="000ea69e" style:font-name-asian="Times New Roman1" style:font-size-asian="12pt" style:font-name-complex="Times New Roman1" style:font-size-complex="12pt"/>
    </style:style>
    <style:style style:name="P29" style:family="paragraph" style:parent-style-name="Standard" style:list-style-name="WWNum4">
      <style:paragraph-properties fo:margin-left="2.54cm" fo:margin-right="0cm" fo:margin-top="0cm" fo:margin-bottom="0cm" style:contextual-spacing="true" fo:line-height="150%" fo:text-align="justify" style:justify-single-word="false" fo:text-indent="-0.635cm" style:auto-text-indent="false"/>
      <style:text-properties style:font-name="Times New Roman" fo:font-size="12pt" officeooo:rsid="00107fa7" officeooo:paragraph-rsid="00107fa7" style:font-name-asian="Times New Roman1" style:font-size-asian="12pt" style:font-name-complex="Times New Roman1" style:font-size-complex="12pt"/>
    </style:style>
    <style:style style:name="P30" style:family="paragraph" style:parent-style-name="Standard" style:list-style-name="WWNum4">
      <style:paragraph-properties fo:margin-left="2.54cm" fo:margin-right="0cm" fo:margin-top="0cm" fo:margin-bottom="0cm" style:contextual-spacing="true" fo:text-align="justify" style:justify-single-word="false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1" style:family="paragraph" style:parent-style-name="Standard" style:list-style-name="WWNum4">
      <style:paragraph-properties fo:margin-left="2.54cm" fo:margin-right="0cm" fo:margin-top="0cm" fo:margin-bottom="0cm" style:contextual-spacing="true" fo:text-align="justify" style:justify-single-word="false" fo:text-indent="-0.635cm" style:auto-text-indent="false"/>
    </style:style>
    <style:style style:name="P32" style:family="paragraph" style:parent-style-name="Standard" style:list-style-name="L3">
      <style:paragraph-properties fo:margin-left="2.54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Courier New" fo:font-size="9pt" officeooo:rsid="00112efe" officeooo:paragraph-rsid="00112efe" style:font-size-asian="9pt" style:font-size-complex="9pt"/>
    </style:style>
    <style:style style:name="P33" style:family="paragraph" style:parent-style-name="Standard">
      <style:paragraph-properties fo:margin-left="2.54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Courier New" fo:font-size="9pt" officeooo:rsid="00112efe" officeooo:paragraph-rsid="00112efe" style:font-size-asian="9pt" style:font-size-complex="9pt"/>
    </style:style>
    <style:style style:name="P34" style:family="paragraph" style:parent-style-name="Standard">
      <style:paragraph-properties fo:margin-left="1.27cm" fo:margin-right="0cm" fo:margin-top="0cm" fo:margin-bottom="0cm" style:contextual-spacing="false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Standard">
      <style:paragraph-properties fo:margin-left="1.27cm" fo:margin-right="0cm" fo:margin-top="0cm" fo:margin-bottom="0cm" style:contextual-spacing="false" fo:text-align="justify" style:justify-single-word="false" fo:text-indent="1.27cm" style:auto-text-indent="false"/>
    </style:style>
    <style:style style:name="P36" style:family="paragraph" style:parent-style-name="Standard" style:list-style-name="L4">
      <style:paragraph-properties fo:margin-top="0cm" fo:margin-bottom="0cm" style:contextual-spacing="true" fo:line-height="150%" fo:text-align="justify" style:justify-single-word="false"/>
      <style:text-properties officeooo:paragraph-rsid="00107fa7"/>
    </style:style>
    <style:style style:name="P37" style:family="paragraph" style:parent-style-name="Standard">
      <style:paragraph-properties fo:margin-top="0cm" fo:margin-bottom="0cm" style:contextual-spacing="true" fo:line-height="150%" fo:text-align="justify" style:justify-single-word="false"/>
      <style:text-properties officeooo:paragraph-rsid="00107fa7"/>
    </style:style>
    <style:style style:name="P38" style:family="paragraph" style:parent-style-name="Standard" style:list-style-name="L7">
      <style:paragraph-properties fo:margin-top="0cm" fo:margin-bottom="0cm" style:contextual-spacing="true" fo:line-height="150%" fo:text-align="justify" style:justify-single-word="false"/>
      <style:text-properties officeooo:rsid="00107fa7" officeooo:paragraph-rsid="00107fa7"/>
    </style:style>
    <style:style style:name="P39" style:family="paragraph" style:parent-style-name="Standard">
      <style:paragraph-properties fo:margin-top="0cm" fo:margin-bottom="0cm" style:contextual-spacing="true" fo:line-height="150%" fo:text-align="justify" style:justify-single-word="false"/>
      <style:text-properties officeooo:rsid="00107fa7" officeooo:paragraph-rsid="00107fa7"/>
    </style:style>
    <style:style style:name="P40" style:family="paragraph" style:parent-style-name="Standard" style:list-style-name="WWNum4">
      <style:paragraph-properties fo:margin-left="1.905cm" fo:margin-right="0cm" fo:margin-top="0cm" fo:margin-bottom="0cm" style:contextual-spacing="true" fo:line-height="150%" fo:text-align="justify" style:justify-single-word="false" fo:text-indent="0cm" style:auto-text-indent="false"/>
      <style:text-properties fo:font-variant="normal" fo:text-transform="none" fo:color="#24292e" style:font-name="Courier New" fo:font-size="12pt" fo:letter-spacing="normal" fo:font-style="normal" fo:font-weight="normal" officeooo:rsid="000ea69e" officeooo:paragraph-rsid="000ea69e" style:font-name-asian="Times New Roman1" style:font-size-asian="12pt" style:font-name-complex="Times New Roman1" style:font-size-complex="12pt"/>
    </style:style>
    <style:style style:name="P41" style:family="paragraph" style:parent-style-name="Standard">
      <style:paragraph-properties fo:margin-left="2.54cm" fo:margin-right="0cm" fo:margin-top="0cm" fo:margin-bottom="0cm" style:contextual-spacing="false" fo:line-height="150%" fo:text-align="justify" style:justify-single-word="false" fo:text-indent="1.27cm" style:auto-text-indent="false"/>
    </style:style>
    <style:style style:name="P42" style:family="paragraph" style:parent-style-name="Standard">
      <style:paragraph-properties fo:margin-left="2.54cm" fo:margin-right="0cm" fo:margin-top="0cm" fo:margin-bottom="0cm" style:contextual-spacing="false" fo:text-align="justify" style:justify-single-word="false" fo:text-indent="1.27cm" style:auto-text-indent="false"/>
    </style:style>
    <style:style style:name="P43" style:family="paragraph" style:parent-style-name="Standard" style:list-style-name="L8">
      <style:paragraph-properties fo:margin-left="3.81cm" fo:margin-right="0cm" fo:margin-top="0cm" fo:margin-bottom="0cm" style:contextual-spacing="true" fo:line-height="150%" fo:text-align="justify" style:justify-single-word="false" fo:text-indent="-0.635cm" style:auto-text-indent="false"/>
      <style:text-properties style:font-name="Times New Roman" fo:font-size="12pt" officeooo:rsid="00107fa7" officeooo:paragraph-rsid="00107fa7" style:font-name-asian="Times New Roman1" style:font-size-asian="12pt" style:font-name-complex="Times New Roman1" style:font-size-complex="12pt"/>
    </style:style>
    <style:style style:name="P44" style:family="paragraph" style:parent-style-name="Standard" style:list-style-name="L8">
      <style:paragraph-properties fo:margin-left="3.81cm" fo:margin-right="0cm" fo:margin-top="0cm" fo:margin-bottom="0cm" style:contextual-spacing="true" fo:line-height="150%" fo:text-align="justify" style:justify-single-word="false" fo:text-indent="-0.635cm" style:auto-text-indent="false"/>
      <style:text-properties style:font-name="Times New Roman" fo:font-size="12pt" officeooo:rsid="0010a5eb" officeooo:paragraph-rsid="0010a5eb" style:font-name-asian="Times New Roman1" style:font-size-asian="12pt" style:font-name-complex="Times New Roman1" style:font-size-complex="12pt"/>
    </style:style>
    <style:style style:name="P45" style:family="paragraph" style:parent-style-name="Standard">
      <style:paragraph-properties fo:margin-left="3.81cm" fo:margin-right="0cm" fo:margin-top="0cm" fo:margin-bottom="0cm" style:contextual-spacing="true" fo:line-height="150%" fo:text-align="justify" style:justify-single-word="false" fo:text-indent="-0.635cm" style:auto-text-indent="false"/>
      <style:text-properties style:font-name="Times New Roman" fo:font-size="12pt" officeooo:rsid="0010a5eb" officeooo:paragraph-rsid="0010a5eb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f82fe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cc9c1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d432b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07fa7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0f82fe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112efe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10" style:family="text">
      <style:text-properties style:font-name="Times New Roman" fo:font-size="12pt" fo:font-style="italic" officeooo:rsid="000cc9c1" style:font-name-asian="Times New Roman1" style:font-size-asian="12pt" style:font-style-asian="italic" style:font-name-complex="Times New Roman1" style:font-size-complex="12pt"/>
    </style:style>
    <style:style style:name="T11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2" style:family="text">
      <style:text-properties style:font-name="Times New Roman" fo:font-size="12pt" fo:font-style="italic" officeooo:rsid="000f82fe" style:font-name-asian="Times New Roman1" style:font-size-asian="12pt" style:font-style-asian="italic" style:font-name-complex="Times New Roman1" style:font-size-complex="12pt" style:font-style-complex="italic"/>
    </style:style>
    <style:style style:name="T13" style:family="text">
      <style:text-properties style:font-name="Times New Roman" fo:font-size="12pt" fo:font-style="italic" officeooo:rsid="000f82fe" style:font-name-asian="Times New Roman1" style:font-size-asian="12pt" style:font-style-asian="italic" style:font-name-complex="Times New Roman1" style:font-size-complex="12pt"/>
    </style:style>
    <style:style style:name="T14" style:family="text">
      <style:text-properties style:font-name="Times New Roman" fo:font-size="12pt" fo:font-style="italic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5" style:family="text">
      <style:text-properties style:font-name="Times New Roman" fo:font-size="12pt" fo:font-style="italic" fo:font-weight="normal" officeooo:rsid="000cc9c1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6" style:family="text">
      <style:text-properties style:font-name="Times New Roman" fo:font-size="12pt" fo:font-style="italic" fo:font-weight="normal" officeooo:rsid="000f82fe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7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font-weight="normal" officeooo:rsid="000f82fe" style:font-name-asian="Times New Roman1" style:font-size-asian="12pt" style:font-weight-asian="normal" style:font-name-complex="Times New Roman1" style:font-size-complex="12pt" style:font-weight-complex="normal"/>
    </style:style>
    <style:style style:name="T19" style:family="text">
      <style:text-properties style:font-name="Times New Roman" fo:font-size="12pt" fo:font-weight="normal" officeooo:rsid="00112efe" style:font-name-asian="Times New Roman1" style:font-size-asian="12pt" style:font-weight-asian="normal" style:font-name-complex="Times New Roman1" style:font-size-complex="12pt" style:font-weight-complex="normal"/>
    </style:style>
    <style:style style:name="T20" style:family="text">
      <style:text-properties style:font-name="Courier New1" fo:font-size="12pt" style:font-name-asian="Courier New2" style:font-size-asian="12pt" style:font-name-complex="Courier New2" style:font-size-complex="12pt"/>
    </style:style>
    <style:style style:name="T21" style:family="text">
      <style:text-properties style:font-name="Courier New1" fo:font-size="12pt" officeooo:rsid="000cc9c1" style:font-name-asian="Courier New2" style:font-size-asian="12pt" style:font-name-complex="Courier New2" style:font-size-complex="12pt"/>
    </style:style>
    <style:style style:name="T22" style:family="text">
      <style:text-properties style:font-name="Courier New1" fo:font-size="12pt" officeooo:rsid="000d432b" style:font-name-asian="Courier New2" style:font-size-asian="12pt" style:font-name-complex="Courier New2" style:font-size-complex="12pt"/>
    </style:style>
    <style:style style:name="T23" style:family="text">
      <style:text-properties style:font-name="Courier New1" fo:font-size="12pt" officeooo:rsid="000f82fe" style:font-name-asian="Courier New2" style:font-size-asian="12pt" style:font-name-complex="Courier New2" style:font-size-complex="12pt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normal" officeooo:rsid="000d432b" style:font-name-asian="Times New Roman1" style:font-size-asian="12pt" style:font-weight-asian="normal" style:font-name-complex="Times New Roman1" style:font-size-complex="12pt" style:font-weight-complex="normal"/>
    </style:style>
    <style:style style:name="T25" style:family="text">
      <style:text-properties officeooo:rsid="000f82f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10a5eb"/>
    </style:style>
    <style:style style:name="T28" style:family="text">
      <style:text-properties style:font-name="Times New Roman" fo:font-size="12pt" style:font-size-asian="12pt" style:font-size-complex="12pt"/>
    </style:style>
    <style:style style:name="T29" style:family="text">
      <style:text-properties style:font-name="Times New Roman" fo:font-size="12pt" officeooo:rsid="000f82fe" style:font-size-asian="12pt" style:font-size-complex="12pt"/>
    </style:style>
    <style:style style:name="T30" style:family="text">
      <style:text-properties style:font-name="Times New Roman" fo:font-size="12pt" officeooo:rsid="00112efe" style:font-size-asian="12pt" style:font-size-complex="12pt"/>
    </style:style>
    <style:style style:name="T31" style:family="text">
      <style:text-properties style:font-name="Times New Roman" fo:font-size="12pt" fo:font-weight="bold" style:font-size-asian="12pt" style:font-size-complex="12pt"/>
    </style:style>
    <style:style style:name="T32" style:family="text">
      <style:text-properties officeooo:rsid="00112efe"/>
    </style:style>
    <style:style style:name="T33" style:family="text">
      <style:text-properties style:font-name="Courier New"/>
    </style:style>
    <style:style style:name="T34" style:family="text">
      <style:text-properties style:font-name="Courier New" officeooo:rsid="0010a5eb"/>
    </style:style>
    <style:style style:name="T35" style:family="text">
      <style:text-properties style:font-name="Courier New" fo:font-size="12pt" style:font-name-asian="Times New Roman1" style:font-size-asian="12pt" style:font-name-complex="Times New Roman1" style:font-size-complex="12pt"/>
    </style:style>
    <style:style style:name="T36" style:family="text">
      <style:text-properties style:font-name="Courier New" fo:font-size="12pt" officeooo:rsid="000f82fe" style:font-name-asian="Times New Roman1" style:font-size-asian="12pt" style:font-name-complex="Times New Roman1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5">Кафедра МОЭВМ</text:p>
      <text:p text:style-name="P16"/>
      <text:p text:style-name="P16"/>
      <text:p text:style-name="P16"/>
      <text:p text:style-name="P13"/>
      <text:p text:style-name="P12">отчет</text:p>
      <text:p text:style-name="P16"><text:span text:style-name="T1">по лабораторной работе №</text:span><text:span text:style-name="T2">2</text:span></text:p>
      <text:p text:style-name="P5">по дисциплине «Программирование»</text:p>
      <text:p text:style-name="P16"><text:span text:style-name="T1">Тема: </text:span><text:span text:style-name="T2">Динамические структуры данных</text:span></text:p>
      <text:p text:style-name="P16"/>
      <text:p text:style-name="P13"/>
      <text:p text:style-name="P1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<text:tab/><text:tab/><text:tab/></text:p>
            <text:p text:style-name="P6">Студент гр. 6303</text:p>
          </table:table-cell>
          <table:table-cell table:style-name="Таблица1.B1" office:value-type="string">
            <text:p text:style-name="P7"><text:tab/><text:tab/><text:tab/></text:p>
            <text:p text:style-name="P1"/>
            <text:p text:style-name="P6"><text:tab/><text:tab/><text:tab/></text:p>
            <text:p text:style-name="P6"><text:tab/><text:tab/></text:p>
          </table:table-cell>
          <table:table-cell table:style-name="Таблица1.A1" office:value-type="string">
            <text:p text:style-name="P7"><text:tab/><text:tab/><text:tab/></text:p>
            <text:p text:style-name="P8">Сергеенков М.Ю.</text:p>
            <text:p text:style-name="P6"><text:tab/><text:tab/></text:p>
          </table:table-cell>
        </table:table-row>
        <table:table-row table:style-name="Таблица1.1">
          <table:table-cell table:style-name="Таблица1.A1" office:value-type="string">
            <text:p text:style-name="P7"><text:tab/><text:tab/><text:tab/></text:p>
            <text:p text:style-name="P6">Преподаватель</text:p>
            <text:p text:style-name="P6"><text:tab/><text:tab/></text:p>
          </table:table-cell>
          <table:table-cell table:style-name="Таблица1.B2" office:value-type="string">
            <text:p text:style-name="P7"><text:tab/><text:tab/><text:tab/></text:p>
            <text:p text:style-name="P1"/>
            <text:p text:style-name="P6"><text:tab/><text:tab/><text:tab/></text:p>
            <text:p text:style-name="P6"><text:tab/><text:tab/></text:p>
          </table:table-cell>
          <table:table-cell table:style-name="Таблица1.A1" office:value-type="string">
            <text:p text:style-name="P7"><text:tab/><text:tab/><text:tab/></text:p>
            <text:p text:style-name="P10">Берленко Т.А.</text:p>
            <text:p text:style-name="P6"><text:tab/><text:tab/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Санкт-Петербург</text:p>
      <text:p text:style-name="P20">201<text:span text:style-name="T25">7</text:span></text:p>
      <text:p text:style-name="P2"/>
      <text:p text:style-name="P21">Цель работы</text:p>
      <text:p text:style-name="P23"><text:span text:style-name="T17">Изучить основные принципы работы с динамическими структурами данных </text:span><text:span text:style-name="T19">на примере стека</text:span><text:span text:style-name="T17">, реализовать стек на базе массива и использовать его для решения поставленной задачи, закрепляя тем самым полученные знания на практике.</text:span></text:p>
      <text:p text:style-name="P23"><text:span text:style-name="T17"/></text:p>
      <text:p text:style-name="P21">Ход работы</text:p>
      <text:list xml:id="list1773256127763468994" text:style-name="WWNum4">
        <text:list-item>
          <text:p text:style-name="P25"><text:span text:style-name="T3">В локальном репозитории создана новая ветка </text:span><text:span text:style-name="T15">S</text:span><text:span text:style-name="T14">ergeenkov_</text:span><text:span text:style-name="T15">sem2</text:span><text:span text:style-name="T14">_lr</text:span><text:span text:style-name="T16">2</text:span></text:p>
        </text:list-item>
      </text:list>
      <text:p text:style-name="P41"><text:span text:style-name="T20">git checkout -b </text:span><text:span text:style-name="T21">S</text:span><text:span text:style-name="T20">ergeenkov_</text:span><text:span text:style-name="T21">sem2</text:span><text:span text:style-name="T20">_lr</text:span><text:span text:style-name="T23">2</text:span></text:p>
      <text:list xml:id="list105630972590090" text:continue-numbering="true" text:style-name="WWNum4">
        <text:list-item>
          <text:p text:style-name="P25"><text:span text:style-name="T3">Создана папка </text:span><text:span text:style-name="T9">sergeenkov_</text:span><text:span text:style-name="T13">sem2_</text:span><text:span text:style-name="T9">lr</text:span><text:span text:style-name="T13">2</text:span></text:p>
        </text:list-item>
      </text:list>
      <text:p text:style-name="P15"><text:span text:style-name="T9"><text:tab/><text:tab/><text:tab/></text:span><text:span text:style-name="T20">mkdir </text:span><text:span text:style-name="T21">S</text:span><text:span text:style-name="T20">ergeenkov_</text:span><text:span text:style-name="T21">sem2</text:span><text:span text:style-name="T20">_lr</text:span><text:span text:style-name="T23">2</text:span></text:p>
      <text:list xml:id="list105630677609632" text:continue-numbering="true" text:style-name="WWNum4">
        <text:list-item>
          <text:p text:style-name="P25"><text:span text:style-name="T3">В вышеуказанной папке создан файл </text:span><text:span text:style-name="T9">lab</text:span><text:span text:style-name="T13">2</text:span><text:span text:style-name="T9">.c</text:span></text:p>
        </text:list-item>
      </text:list>
      <text:p text:style-name="P14"><text:span text:style-name="T9"><text:tab/><text:tab/><text:tab/></text:span><text:span text:style-name="T20">touch lab</text:span><text:span text:style-name="T21">1</text:span><text:span text:style-name="T20">.c</text:span></text:p>
      <text:list xml:id="list105631434483836" text:continue-numbering="true" text:style-name="WWNum4">
        <text:list-item>
          <text:p text:style-name="P25"><text:span text:style-name="T3">В файл </text:span><text:span text:style-name="T9">lab</text:span><text:span text:style-name="T10">1</text:span><text:span text:style-name="T9">.c</text:span><text:span text:style-name="T3"> </text:span><text:span text:style-name="T5">з</text:span><text:span text:style-name="T3">аписан программный код по заданию к лабораторной работе, </text:span><text:span text:style-name="T4">которое сформулировано следующим образом.</text:span></text:p>
        </text:list-item>
      </text:list>
      <text:p text:style-name="P26"/>
      <text:p text:style-name="P24"><text:span text:style-name="T24"><text:tab/></text:span><text:span text:style-name="T28">Требуется написать программу, получающую на вход строку, (без кириллических символов и не более 3000 символов) представляющую собой код "простой" </text:span><text:a xlink:type="simple" xlink:href="https://ru.wikipedia.org/wiki/HTML"><text:span text:style-name="T28">html</text:span></text:a><text:span text:style-name="T28">-страницы и проверяющую ее на валидность. Программа должна вывести </text:span><text:span text:style-name="T31">correct</text:span><text:span text:style-name="T28"> если страница валидна или </text:span><text:span text:style-name="T31">wrong</text:span><text:span text:style-name="T28">. <text:line-break/><text:line-break/></text:span><text:span text:style-name="T29">HTML</text:span><text:span text:style-name="T28">-страница состоит из тегов и их содержимого, заключенного в эти теги. Теги представляют собой некоторые ключевые слова, заданные в треугольных скобках. Например, &lt;</text:span><text:span text:style-name="T31">tag</text:span><text:span text:style-name="T28">&gt; (где tag - имя тега). Область действия данного тега распространяется до соответствующего закрывающего тега &lt;/</text:span><text:span text:style-name="T31">tag</text:span><text:span text:style-name="T28">&gt; который отличается символом /. Теги могут иметь вложенный характер, но не могут пересекаться <text:line-break/>&lt;tag1&gt;&lt;tag2&gt;&lt;/tag2&gt;&lt;/tag1&gt; - верно<text:line-break/>&lt;tag1&gt;&lt;tag2&gt;&lt;/tag1&gt;&lt;/tag2&gt; - не верно<text:line-break/><text:line-break/>Существуют теги, не требующие закрывающего тега. <text:line-break/><text:line-break/>Валидной является html-страница, в коде которой всякому открывающему тегу соответствует закрывающий (за исключением тегов, </text:span><text:soft-page-break/><text:span text:style-name="T28">которым закрывающий тег не требуется)<text:line-break/><text:line-break/>Во входной строке могут встречаться любые парные теги, но гарантируется, что в тексте, кроме обозначения тегов, символы &lt; и &gt; не встречаются. </text:span><text:span text:style-name="T30">А</text:span><text:span text:style-name="T28">трибутов у тегов также нет.<text:line-break/>Теги, которые не требуют закрывающего тега: &lt;br&gt;, &lt;hr&gt;<text:line-break/><text:line-break/>Стек, который потребуется для алгоритма проверки парности тегов, требуется реализовать самостоятельно на базе </text:span><text:span text:style-name="T31">массива</text:span><text:span text:style-name="T28">.</text:span></text:p>
      <text:p text:style-name="P22"><text:tab/></text:p>
      <text:list xml:id="list105630921600705" text:continue-numbering="true" text:style-name="WWNum4">
        <text:list-item>
          <text:p text:style-name="P28">Д<text:span text:style-name="T25">ля решения поставленной задачи было принято решение использовать следующий набор функций (ниже приведены функции и краткое описание их работы):</text:span></text:p>
          <text:p text:style-name="P28"/>
        </text:list-item>
      </text:list>
      <text:list xml:id="list8520493746860891407" text:style-name="L4">
        <text:list-item>
          <text:p text:style-name="P36"><text:span text:style-name="T36">bool checkTagsSequence(char *check_str)</text:span><text:span text:style-name="T7"> — функция для проверки html-страницы на валидность. На вход подается строка длины </text:span><text:span text:style-name="T36">INPUT_STR_LEN</text:span><text:span text:style-name="T7">. Функция возвращает </text:span><text:span text:style-name="T12">true</text:span><text:span text:style-name="T7"> в случае, если страница валидна, и </text:span><text:span text:style-name="T12">false</text:span><text:span text:style-name="T7"> в противном случае. </text:span></text:p>
          <text:p text:style-name="P36"><text:span text:style-name="T7"/></text:p>
        </text:list-item>
      </text:list>
      <text:p text:style-name="P37"><text:span text:style-name="T7"><text:tab/><text:tab/></text:span><text:span text:style-name="T6">Интерфейс для работы со стеком реализован следующим набором <text:tab/><text:tab/><text:tab/>функций:</text:span></text:p>
      <text:p text:style-name="P37"><text:span text:style-name="T6"/></text:p>
      <text:list xml:id="list1502275220864728945" text:style-name="L7">
        <text:list-item>
          <text:p text:style-name="P38"><text:span text:style-name="T35">char **initStack()</text:span><text:span text:style-name="T3"> - функция для инициализации стека, которая занимается выделением памяти под двумерный массив и возвращает указатель на его начало.</text:span></text:p>
          <text:p text:style-name="P38"><text:span text:style-name="T3"/></text:p>
        </text:list-item>
        <text:list-item>
          <text:p text:style-name="P38"><text:span text:style-name="T35">void push(char **stack, char *data)</text:span><text:span text:style-name="T3"> — функция для добавление нового элемента в стек. На вход подается указатель на стек и строка </text:span><text:span text:style-name="T11">data</text:span><text:span text:style-name="T3">, после чего создается новая вершина стека со значением </text:span><text:span text:style-name="T11">data</text:span><text:span text:style-name="T3">.</text:span></text:p>
          <text:p text:style-name="P38"><text:span text:style-name="T3"/></text:p>
        </text:list-item>
        <text:list-item>
          <text:p text:style-name="P38"><text:span text:style-name="T35">void pop(char **stack)</text:span><text:span text:style-name="T3"> — функция удаляет вершину стека</text:span></text:p>
          <text:p text:style-name="P38"><text:span text:style-name="T3"/></text:p>
        </text:list-item>
        <text:list-item>
          <text:p text:style-name="P38"><text:span text:style-name="T35">char *top(char **stack)</text:span><text:span text:style-name="T3"> — функция возвращает элемент, находящийся на вершине стека без его удаения.</text:span></text:p>
          <text:p text:style-name="P38"><text:span text:style-name="T3"/></text:p>
        </text:list-item>
        <text:list-item>
          <text:p text:style-name="P38"><text:span text:style-name="T35">bool stackIsEmpty(char **stack)</text:span><text:span text:style-name="T3"> — функция для проверки степка на пустоту.</text:span></text:p>
          <text:p text:style-name="P38"><text:span text:style-name="T3"/></text:p>
        </text:list-item>
        <text:list-item>
          <text:p text:style-name="P38"><text:soft-page-break/><text:span text:style-name="T35">int findTop(char **stack)</text:span><text:span text:style-name="T3"> — функция возвращает индекс элемента массива, который является вершиной стека. <text:s/></text:span></text:p>
        </text:list-item>
      </text:list>
      <text:p text:style-name="P39"/>
      <text:p text:style-name="P39"><text:span text:style-name="T3"/></text:p>
      <text:list xml:id="list105632101817403" text:continue-list="list105630921600705" text:style-name="WWNum4">
        <text:list-item>
          <text:p text:style-name="P29">Ниже приведено описание алгоритма работы программы.</text:p>
          <text:p text:style-name="P29"/>
        </text:list-item>
      </text:list>
      <text:list xml:id="list5625870163746074242" text:style-name="L8">
        <text:list-item>
          <text:p text:style-name="P43">Со стандартного ввода считывается строка, которая подается на вход <text:tab/> <text:s/>функц<text:span text:style-name="T27">ии </text:span><text:span text:style-name="T34">checkTagsSequence</text:span><text:span text:style-name="T27">. </text:span></text:p>
          <text:p text:style-name="P43"/>
        </text:list-item>
        <text:list-item>
          <text:p text:style-name="P44">Инициализируется стек <text:span text:style-name="T33">tags_stack</text:span> с помощью функции <text:span text:style-name="T33">initStack</text:span>. Выполняется посимвольный анализ строки и поиск тегов. Если <text:s/>встречен <text:tab/>открывающий тег, он добавляется в стек функцией <text:span text:style-name="T33">push</text:span>, <text:tab/>если же тег <text:tab/>является закрывающим, производится его сравнение с <text:tab/>вершиной стека, которую возвращает функция <text:span text:style-name="T33">top</text:span>. В случае, если тег и <text:tab/>вершина стека равны, вершина стека удаляется с помощью функции<text:span text:style-name="T33"> pop</text:span>.</text:p>
          <text:p text:style-name="P44"/>
        </text:list-item>
        <text:list-item>
          <text:p text:style-name="P44">После завершения посимвольного анализа строки стек проверяется на <text:s text:c="3"/>пустоту с помощью функции <text:span text:style-name="T33">stackIsEmpty</text:span>. В случае, если стек пуст, последовательность тегов считается валидной, в противном <text:s/>случае — нет.</text:p>
          <text:p text:style-name="P44"/>
        </text:list-item>
        <text:list-item>
          <text:p text:style-name="P44">В зависимости от возвращаемого з<text:span text:style-name="T32">н</text:span>ачения функции <text:span text:style-name="T33">checkTagsSequence</text:span> на <text:tab/>стандартный вывод выводится строка <text:span text:style-name="T26">«correct»</text:span> или<text:span text:style-name="T26"> «wrong»</text:span>.</text:p>
        </text:list-item>
      </text:list>
      <text:p text:style-name="P45"/>
      <text:list xml:id="list105631031296237" text:continue-list="list105632101817403" text:style-name="WWNum4">
        <text:list-header>
          <text:p text:style-name="P40"/>
        </text:list-header>
        <text:list-item>
          <text:p text:style-name="P27">Ниже приведен код программы:</text:p>
          <text:p text:style-name="P27"/>
        </text:list-item>
      </text:list>
      <text:list xml:id="list7219077803804115019" text:style-name="L3">
        <text:list-header>
          <text:p text:style-name="P32">/*********************************************************************</text:p>
        </text:list-header>
      </text:list>
      <text:p text:style-name="P33">***Code for Lab2: HTML Validator</text:p>
      <text:p text:style-name="P33">***Created by Mikhail Sergeenkov on 23rd of April, 2017</text:p>
      <text:p text:style-name="P33">***GitHub: Mishelles</text:p>
      <text:p text:style-name="P33">***E-mail: sergeenkov.michael@gmail.com</text:p>
      <text:p text:style-name="P33">*********************************************************************/</text:p>
      <text:p text:style-name="P33"/>
      <text:p text:style-name="P33">#include &lt;stdio.h&gt;</text:p>
      <text:p text:style-name="P33">#include &lt;stdlib.h&gt;</text:p>
      <text:p text:style-name="P33">#include &lt;stdbool.h&gt;</text:p>
      <text:p text:style-name="P33">#include &lt;string.h&gt;</text:p>
      <text:p text:style-name="P33"/>
      <text:p text:style-name="P33"><text:soft-page-break/>#define INPUT_STR_LEN 3000</text:p>
      <text:p text:style-name="P33"/>
      <text:p text:style-name="P33">//Функция для проверки валидности html страницы</text:p>
      <text:p text:style-name="P33">bool checkTagsSequence(char *check_str);</text:p>
      <text:p text:style-name="P33"/>
      <text:p text:style-name="P33">//Функции для работы со стеком</text:p>
      <text:p text:style-name="P33">int findTop(char **stack); //получение индекса вершины стека</text:p>
      <text:p text:style-name="P33">void push(char **stack, char *data); // добавление элемента в стек</text:p>
      <text:p text:style-name="P33">void pop(char **stack); //удаление вершины стека</text:p>
      <text:p text:style-name="P33">char *top(char **stack); //получение вершины стека</text:p>
      <text:p text:style-name="P33">bool stackIsEmpty(char **stack); //проверка стека на пустоту</text:p>
      <text:p text:style-name="P33">char **initStack(); //инициализация стека</text:p>
      <text:p text:style-name="P33"/>
      <text:p text:style-name="P33">int main(int argc, char const *argv[])</text:p>
      <text:p text:style-name="P33">{</text:p>
      <text:p text:style-name="P33"><text:s text:c="2"/>char *input_str = (char*)malloc(INPUT_STR_LEN * sizeof(char));</text:p>
      <text:p text:style-name="P33"/>
      <text:p text:style-name="P33"><text:s text:c="2"/>fgets(input_str, INPUT_STR_LEN, stdin);</text:p>
      <text:p text:style-name="P33"/>
      <text:p text:style-name="P33"><text:s text:c="2"/>fprintf(stdout, checkTagsSequence(input_str) ? "correct\n" : "wrong\n");</text:p>
      <text:p text:style-name="P33"/>
      <text:p text:style-name="P33"><text:s text:c="2"/>free(input_str);</text:p>
      <text:p text:style-name="P33"/>
      <text:p text:style-name="P33"><text:s text:c="2"/>return 0;</text:p>
      <text:p text:style-name="P33">}</text:p>
      <text:p text:style-name="P33"/>
      <text:p text:style-name="P33">bool checkTagsSequence(char *check_str)</text:p>
      <text:p text:style-name="P33">{</text:p>
      <text:p text:style-name="P33"><text:s text:c="2"/>char **tags_stack = initStack();</text:p>
      <text:p text:style-name="P33"><text:s text:c="2"/>bool inside_tag_flag = false;</text:p>
      <text:p text:style-name="P33"><text:s text:c="2"/>bool tag_is_closer = false;</text:p>
      <text:p text:style-name="P33"><text:s text:c="2"/>char tag[INPUT_STR_LEN];</text:p>
      <text:p text:style-name="P33"><text:s text:c="2"/>int tag_sym_counter = 0;</text:p>
      <text:p text:style-name="P33"/>
      <text:p text:style-name="P33"><text:s text:c="2"/>for (int i = 0; i &lt; INPUT_STR_LEN; ++i)</text:p>
      <text:p text:style-name="P33"><text:s text:c="2"/>{</text:p>
      <text:p text:style-name="P33"><text:s text:c="4"/>if (inside_tag_flag)</text:p>
      <text:p text:style-name="P33"><text:s text:c="4"/>{</text:p>
      <text:p text:style-name="P33"><text:s text:c="6"/>if(check_str[i] == '/')</text:p>
      <text:p text:style-name="P33"><text:s text:c="6"/>{</text:p>
      <text:p text:style-name="P33"><text:s text:c="8"/>tag_is_closer = true;</text:p>
      <text:p text:style-name="P33"><text:s text:c="8"/>continue;</text:p>
      <text:p text:style-name="P33"><text:s text:c="6"/>}</text:p>
      <text:p text:style-name="P33"><text:s text:c="6"/>else</text:p>
      <text:p text:style-name="P33"><text:soft-page-break/><text:s text:c="6"/>{</text:p>
      <text:p text:style-name="P33"><text:s text:c="8"/>tag[tag_sym_counter] = check_str[i];</text:p>
      <text:p text:style-name="P33"><text:s text:c="8"/>++tag_sym_counter;</text:p>
      <text:p text:style-name="P33"><text:s text:c="6"/>}</text:p>
      <text:p text:style-name="P33"><text:s text:c="4"/>}</text:p>
      <text:p text:style-name="P33"><text:s text:c="4"/>if (check_str[i] == '&lt;')</text:p>
      <text:p text:style-name="P33"><text:s text:c="4"/>{</text:p>
      <text:p text:style-name="P33"><text:s text:c="6"/>inside_tag_flag = true;</text:p>
      <text:p text:style-name="P33"><text:s text:c="6"/>tag_sym_counter = 0;</text:p>
      <text:p text:style-name="P33"><text:s text:c="6"/>memset(tag, 0, INPUT_STR_LEN);</text:p>
      <text:p text:style-name="P33"><text:s text:c="4"/>}</text:p>
      <text:p text:style-name="P33"><text:s text:c="4"/>else if(check_str[i] == '&gt;')</text:p>
      <text:p text:style-name="P33"><text:s text:c="4"/>{</text:p>
      <text:p text:style-name="P33"><text:s text:c="6"/>inside_tag_flag = false;</text:p>
      <text:p text:style-name="P33"><text:s text:c="7"/>if ((strncmp(tag, "br", 2) != 0) &amp;&amp;</text:p>
      <text:p text:style-name="P33"><text:s text:c="11"/>(strncmp(tag, "hr", 2) !=0))</text:p>
      <text:p text:style-name="P33"><text:s text:c="7"/>{</text:p>
      <text:p text:style-name="P33"><text:s text:c="8"/>if (tag_is_closer)</text:p>
      <text:p text:style-name="P33"><text:s text:c="8"/>{</text:p>
      <text:p text:style-name="P33"><text:s text:c="10"/>if (strncmp(tag, top(tags_stack), INPUT_STR_LEN) == 0)</text:p>
      <text:p text:style-name="P33"><text:s text:c="10"/>{</text:p>
      <text:p text:style-name="P33"><text:s text:c="12"/>pop(tags_stack);</text:p>
      <text:p text:style-name="P33"><text:s text:c="10"/>}</text:p>
      <text:p text:style-name="P33"><text:s text:c="10"/>tag_is_closer = false;</text:p>
      <text:p text:style-name="P33"><text:s text:c="8"/>}</text:p>
      <text:p text:style-name="P33"><text:s text:c="8"/>else</text:p>
      <text:p text:style-name="P33"><text:s text:c="8"/>{</text:p>
      <text:p text:style-name="P33"><text:s text:c="10"/>push(tags_stack, tag);</text:p>
      <text:p text:style-name="P33"><text:s text:c="8"/>}</text:p>
      <text:p text:style-name="P33"><text:s text:c="6"/>}</text:p>
      <text:p text:style-name="P33"><text:s text:c="4"/>}</text:p>
      <text:p text:style-name="P33"><text:s text:c="2"/>}</text:p>
      <text:p text:style-name="P33"><text:s text:c="2"/>return stackIsEmpty(tags_stack) ? true : false;</text:p>
      <text:p text:style-name="P33"><text:s text:c="2"/>free(tags_stack);</text:p>
      <text:p text:style-name="P33">}</text:p>
      <text:p text:style-name="P33"/>
      <text:p text:style-name="P33">//функция инициализации стека</text:p>
      <text:p text:style-name="P33">char **initStack()</text:p>
      <text:p text:style-name="P33">{</text:p>
      <text:p text:style-name="P33"><text:s text:c="2"/>char **stack = (char**)malloc(INPUT_STR_LEN * sizeof(char*));</text:p>
      <text:p text:style-name="P33"><text:s text:c="2"/>for (size_t i = 0; i &lt; INPUT_STR_LEN; i++)</text:p>
      <text:p text:style-name="P33"><text:s text:c="2"/>{</text:p>
      <text:p text:style-name="P33"><text:s text:c="4"/>stack[i] = (char*)malloc(INPUT_STR_LEN * sizeof(char));</text:p>
      <text:p text:style-name="P33"><text:s text:c="4"/>memset(stack[i], 0, sizeof(char));</text:p>
      <text:p text:style-name="P33"><text:s text:c="2"/>}</text:p>
      <text:p text:style-name="P33"><text:soft-page-break/><text:s text:c="2"/>return stack;</text:p>
      <text:p text:style-name="P33">}</text:p>
      <text:p text:style-name="P33"/>
      <text:p text:style-name="P33">//функция возвращает индекс вершины стека</text:p>
      <text:p text:style-name="P33">int findTop(char **stack)</text:p>
      <text:p text:style-name="P33">{</text:p>
      <text:p text:style-name="P33"><text:s text:c="2"/>int i;</text:p>
      <text:p text:style-name="P33"><text:s text:c="2"/>for (i = 0; i &lt; INPUT_STR_LEN; ++i)</text:p>
      <text:p text:style-name="P33"><text:s text:c="2"/>{</text:p>
      <text:p text:style-name="P33"><text:s text:c="4"/>if (strlen(stack[i]) == 0) break;</text:p>
      <text:p text:style-name="P33"><text:s text:c="2"/>}</text:p>
      <text:p text:style-name="P33"><text:s text:c="2"/>return i - 1;</text:p>
      <text:p text:style-name="P33">}</text:p>
      <text:p text:style-name="P33"/>
      <text:p text:style-name="P33">//функция для добавления элемента в стек</text:p>
      <text:p text:style-name="P33">void push(char **stack, char *data)</text:p>
      <text:p text:style-name="P33">{</text:p>
      <text:p text:style-name="P33"><text:s text:c="2"/>int top_index = findTop(stack);</text:p>
      <text:p text:style-name="P33"><text:s text:c="2"/>if (top_index == (INPUT_STR_LEN - 1))</text:p>
      <text:p text:style-name="P33"><text:s text:c="2"/>{</text:p>
      <text:p text:style-name="P33"><text:s text:c="4"/>exit(1); //stack overflow</text:p>
      <text:p text:style-name="P33"><text:s text:c="2"/>}</text:p>
      <text:p text:style-name="P33"><text:s text:c="2"/>else</text:p>
      <text:p text:style-name="P33"><text:s text:c="2"/>{</text:p>
      <text:p text:style-name="P33"><text:s text:c="4"/>++top_index;</text:p>
      <text:p text:style-name="P33"><text:s text:c="4"/>strncpy(stack[top_index], data, INPUT_STR_LEN);</text:p>
      <text:p text:style-name="P33"><text:s text:c="2"/>}</text:p>
      <text:p text:style-name="P33">}</text:p>
      <text:p text:style-name="P33"/>
      <text:p text:style-name="P33">//функция снятия элемента с вершины стека</text:p>
      <text:p text:style-name="P33">void pop(char **stack)</text:p>
      <text:p text:style-name="P33">{</text:p>
      <text:p text:style-name="P33"><text:s text:c="2"/>int top_index = findTop(stack);</text:p>
      <text:p text:style-name="P33"><text:s text:c="2"/>memset(stack[top_index], 0, INPUT_STR_LEN);</text:p>
      <text:p text:style-name="P33">}</text:p>
      <text:p text:style-name="P33"/>
      <text:p text:style-name="P33">//функция возвращает вершину стека без снятия</text:p>
      <text:p text:style-name="P33">char *top(char **stack)</text:p>
      <text:p text:style-name="P33">{</text:p>
      <text:p text:style-name="P33"><text:s text:c="2"/>return stack[findTop(stack)];</text:p>
      <text:p text:style-name="P33">}</text:p>
      <text:p text:style-name="P33"/>
      <text:p text:style-name="P33">//функция для проверки стека на пустоту</text:p>
      <text:p text:style-name="P33">bool stackIsEmpty(char **stack)</text:p>
      <text:p text:style-name="P33">{</text:p>
      <text:p text:style-name="P33"><text:soft-page-break/><text:s text:c="2"/>return strlen(stack[0]) == 0 ? true : false;</text:p>
      <text:p text:style-name="P33">}</text:p>
      <text:p text:style-name="P33"/>
      <text:list xml:id="list105630971199618" text:continue-list="list105631031296237" text:style-name="WWNum4">
        <text:list-item>
          <text:p text:style-name="P31"><text:span text:style-name="T3">Проиндексированы изменения в локальном репозитори</text:span><text:span text:style-name="T5">и</text:span><text:span text:style-name="T3">.</text:span></text:p>
        </text:list-item>
      </text:list>
      <text:p text:style-name="P35"><text:span text:style-name="T3"><text:tab/></text:span><text:span text:style-name="T20">git status</text:span></text:p>
      <text:p text:style-name="P17"><text:span text:style-name="T20"><text:tab/><text:tab/><text:tab/>git add </text:span><text:span text:style-name="T22">S</text:span><text:span text:style-name="T20">ergeenkov_</text:span><text:span text:style-name="T22">sem2</text:span><text:span text:style-name="T20">_lr</text:span><text:span text:style-name="T23">2</text:span></text:p>
      <text:p text:style-name="P17"><text:span text:style-name="T23"/></text:p>
      <text:list xml:id="list105630829321869" text:continue-numbering="true" text:style-name="WWNum4">
        <text:list-item>
          <text:p text:style-name="P30">Сделан коммит в локальный репозиторий.</text:p>
        </text:list-item>
      </text:list>
      <text:p text:style-name="P17"><text:span text:style-name="T3"><text:tab/><text:tab/><text:tab/></text:span><text:span text:style-name="T20">git commit -m “add lab</text:span><text:span text:style-name="T23">2</text:span><text:span text:style-name="T20">”</text:span></text:p>
      <text:p text:style-name="P17"><text:span text:style-name="T20"/></text:p>
      <text:list xml:id="list105632283445997" text:continue-numbering="true" text:style-name="WWNum4">
        <text:list-item>
          <text:p text:style-name="P30">Изменения отправлены в удаленный репозиторий.</text:p>
        </text:list-item>
      </text:list>
      <text:p text:style-name="P42"><text:span text:style-name="T20">git push origin </text:span><text:span text:style-name="T22">S</text:span><text:span text:style-name="T20">ergeenkov_</text:span><text:span text:style-name="T22">sem2</text:span><text:span text:style-name="T20">_lr</text:span><text:span text:style-name="T23">2</text:span></text:p>
      <text:p text:style-name="P42"><text:span text:style-name="T23"/></text:p>
      <text:list xml:id="list105632071189826" text:continue-numbering="true" text:style-name="WWNum4">
        <text:list-item>
          <text:p text:style-name="P31"><text:span text:style-name="T3">Сделан </text:span><text:span text:style-name="T9">pull request</text:span><text:span text:style-name="T3"> в ветку master.</text:span></text:p>
          <text:p text:style-name="P31"><text:span text:style-name="T3"/></text:p>
        </text:list-item>
      </text:list>
      <text:p text:style-name="P11"/>
      <text:p text:style-name="P11">Вывод</text:p>
      <text:p text:style-name="P18"><text:span text:style-name="T3"><text:tab/></text:span><text:span text:style-name="T8">В ходе лабораторной работы и</text:span><text:span text:style-name="T18">зуч</text:span><text:span text:style-name="T19">ены</text:span><text:span text:style-name="T18"> </text:span><text:span text:style-name="T19">возможности динамических структур</text:span><text:span text:style-name="T18"> данных </text:span><text:span text:style-name="T19">на примере стека</text:span><text:span text:style-name="T18">, реализова</text:span><text:span text:style-name="T19">н</text:span><text:span text:style-name="T18"> стек на базе массива </text:span><text:span text:style-name="T19">и </text:span><text:span text:style-name="T18">использова</text:span><text:span text:style-name="T19">н </text:span><text:span text:style-name="T18">для решения </text:span><text:span text:style-name="T19">поставленной задачи</text:span><text:span text:style-name="T18"> </text:span><text:span text:style-name="T19">о проверки html-страницы на валидность</text:span><text:span text:style-name="T18">, тем самым полученные знания </text:span><text:span text:style-name="T19">закреплены </text:span><text:span text:style-name="T18">на практике.</text:span></text:p>
      <text:p text:style-name="P1"/>
      <text:p text:style-name="P34"><text:tab/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style:text-underline-style="none" fo:background-color="#ffffff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fo:background-color="#ffffff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 fo:background-color="#ffffff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 fo:background-color="#ffffff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 fo:background-color="#ffffff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 fo:background-color="#ffffff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56" style:display-name="ListLabel 56" style:family="text">
      <style:text-properties fo:font-size="10pt" style:text-underline-style="none" fo:background-color="#ffffff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13.3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7T10:56:30.165916954</dc:date>
    <meta:editing-duration>PT47M30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8" meta:paragraph-count="203" meta:word-count="1016" meta:character-count="7994" meta:non-whitespace-character-count="6734"/>
  </office:meta>
</office:document-meta>
</file>